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9.13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JDynaMeta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rach und Technologie unabhängige Konzepte zur Automatisierung von wiederkehrenden Programmiermuste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2.629cm" svg:x="1.4cm" svg:y="0.628cm" presentation:class="title">
          <draw:text-box>
            <text:p><text:span text:style-name="T1">Base </text:span>Concepts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ValueObjects<text:line-break/>MetaData<text:line-break/>Filte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Concept 1: Value Objec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ufgabe: Abstraktion Datenzugriff </text:p>
              </text:list-item>
              <text:list-item>
                <text:p>Daten Objekte </text:p>
                <text:list>
                  <text:list-header>
                    <text:p>Wrapper um FirstClass Sprachobjekte</text:p>
                    <text:p>|| Datentransfer Objekt<text:line-break/>|| Oberklasse von Sprachobjekten</text:p>
                    <text:p>|| ...<text:line-break/> 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Concept 2: MetaDaten</text:p>
          </draw:text-box>
        </draw:frame>
        <draw:frame presentation:style-name="pr2" draw:layer="layout" svg:width="25.199cm" svg:height="9.134cm" svg:x="1.49cm" svg:y="3.731cm" presentation:class="outline" presentation:user-transformed="true">
          <draw:text-box>
            <text:list text:style-name="L2">
              <text:list-item>
                <text:p>Aufgabe: Beschreiben von Value Objects </text:p>
              </text:list-item>
              <text:list-item>
                <text:p>Automatisierung: Operationen auf Value Objects</text:p>
              </text:list-item>
              <text:list-item>
                <text:p>First Class Sprachobjekte</text:p>
              </text:list-item>
              <text:list-item>
                <text:p>Einfach traversierba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Concept 3: Filte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fgabe: Definieren von Queries</text:p>
              </text:list-item>
              <text:list-item>
                <text:p text:style-name="P3">Automatisierung: Abfragen auf Value Objects </text:p>
              </text:list-item>
              <text:list-item>
                <text:p text:style-name="P3">First Class Sprachobjekte</text:p>
              </text:list-item>
              <text:list-item>
                <text:p>Einfach traversierbar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Anwendung der 3 Konzepte<text:tab/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Konzept werden auf Programmiersprache abgebildet</text:p>
              </text:list-item>
              <text:list-item>
                <text:p><text:span text:style-name="T2">Leichtgewichtige</text:span> Schicht auf Standard-Bibliotheken</text:p>
              </text:list-item>
              <text:list-item>
                <text:p>Definition funktionaler <text:span text:style-name="T2">Transformationen</text:span> </text:p>
              </text:list-item>
              <text:list-item>
                <text:p>Mächtigkeit durch <text:span text:style-name="T2">Kaskadieren</text:span> der Transformatio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Proof of Concept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tähnliche 3-Schichtarchitektur</text:p>
              </text:list-item>
              <text:list-item>
                <text:p>Sprachen<text:line-break/>Java<text:line-break/>Typescript</text:p>
              </text:list-item>
              <text:list-item>
                <text:p>Bibliotheken:<text:line-break/> <text:tab/>jackson.databind (JSON)<text:line-break/><text:tab/>Java Persistence API<text:line-break/><text:tab/>Spring REST API<text:line-break/><text:tab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ntscheidend ist nicht wie Mächtig einr Bibliothek ist, sonder wie viel % des Projektumfangs sie abdeckt</text:p>
              </text:list-item>
              <text:list-item>
                <text:p>Gehirnschmalz sollte in die Konzepte gesteckt werden, nicht in die Implementier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ototyping</text:p>
              </text:list-item>
              <text:list-item>
                <text:p>Evaluation neuer Technologien</text:p>
              </text:list-item>
              <text:list-item>
                <text:p>Unabhängigkeit von Technologi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iner Schneider</meta:initial-creator>
    <meta:creation-date>2019-09-08T07:25:34.131267366</meta:creation-date>
    <dc:date>2019-09-08T09:56:58.408208725</dc:date>
    <dc:creator>Rainer Schneider</dc:creator>
    <meta:editing-duration>PT1H34M</meta:editing-duration>
    <meta:editing-cycles>5</meta:editing-cycles>
    <meta:generator>LibreOffice/6.0.7.3$Linux_X86_64 LibreOffice_project/00m0$Build-3</meta:generator>
    <meta:document-statistic meta:object-count="57"/>
  </office:meta>
</office:document-meta>
</file>